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9cm" svg:x="0.045cm" svg:y="0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52cm" svg:y="1.438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19cm" svg:y="1.438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38cm" svg:y="1.438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.014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076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19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581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19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381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81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43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81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62cm" svg:y="1.438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5:01:53.697116514</dc:date>
    <meta:editing-duration>PT14M10S</meta:editing-duration>
    <meta:editing-cycles>5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9.001cm" xlink:href="." xlink:type="simple" chart:class="chart:bar" chart:style-name="ch1">
        <chart:legend svg:x="11.039cm" svg:y="0cm" style:legend-expansion="custom" chartooo:width="9.96cm" chartooo:height="0.84cm" style:legend-expansion-aspect-ratio="11.8571428571429" chart:style-name="ch2"/>
        <chart:plot-area chart:style-name="ch3" chart:data-source-has-labels="both" svg:x="1.099cm" svg:y="1.002cm" svg:width="19.475cm" svg:height="7.611cm">
          <chartooo:coordinate-region svg:x="2.117cm" svg:y="1.254cm" svg:width="18.457cm" svg:height="4.701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5.884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2.7698967504168">
                <text:p>2.7698967504168</text:p>
              </table:table-cell>
              <table:table-cell office:value-type="float" office:value="-0.581158969698414">
                <text:p>-0.581158969698414</text:p>
              </table:table-cell>
              <table:table-cell office:value-type="float" office:value="0.371506220859197">
                <text:p>0.371506220859197</text:p>
              </table:table-cell>
              <table:table-cell office:value-type="float" office:value="-0.0427997629551591">
                <text:p>-0.0427997629551591</text:p>
              </table:table-cell>
              <table:table-cell office:value-type="float" office:value="0.403439855610999">
                <text:p>0.403439855610999</text:p>
              </table:table-cell>
              <table:table-cell office:value-type="float" office:value="1.24543532577359">
                <text:p>1.24543532577359</text:p>
              </table:table-cell>
              <table:table-cell office:value-type="float" office:value="4.13540658276864">
                <text:p>4.13540658276864</text:p>
              </table:table-cell>
              <table:table-cell office:value-type="float" office:value="1.50552024088324">
                <text:p>1.50552024088324</text:p>
              </table:table-cell>
              <table:table-cell office:value-type="float" office:value="-0.726924668874163">
                <text:p>-0.726924668874163</text:p>
              </table:table-cell>
              <table:table-cell office:value-type="float" office:value="-0.306638614082999">
                <text:p>-0.306638614082999</text:p>
              </table:table-cell>
              <table:table-cell office:value-type="float" office:value="1.33520730850317">
                <text:p>1.33520730850317</text:p>
              </table:table-cell>
              <table:table-cell office:value-type="float" office:value="0.227807308354777">
                <text:p>0.227807308354777</text:p>
              </table:table-cell>
              <table:table-cell office:value-type="float" office:value="1.23943836978131">
                <text:p>1.23943836978131</text:p>
              </table:table-cell>
              <table:table-cell office:value-type="float" office:value="0.926102730570932">
                <text:p>0.926102730570932</text:p>
              </table:table-cell>
              <table:table-cell office:value-type="float" office:value="1.82989847407137">
                <text:p>1.82989847407137</text:p>
              </table:table-cell>
              <table:table-cell office:value-type="float" office:value="-0.0370017972301628">
                <text:p>-0.0370017972301628</text:p>
              </table:table-cell>
              <table:table-cell office:value-type="float" office:value="-0.116017197843443">
                <text:p>-0.116017197843443</text:p>
              </table:table-cell>
              <table:table-cell office:value-type="float" office:value="0.307775643866648">
                <text:p>0.307775643866648</text:p>
              </table:table-cell>
              <table:table-cell office:value-type="float" office:value="NaN">
                <text:p>NaN</text:p>
              </table:table-cell>
              <table:table-cell office:value-type="float" office:value="0.812145166476019">
                <text:p>0.81214516647601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41858492497586">
                <text:p>1.41858492497586</text:p>
              </table:table-cell>
              <table:table-cell office:value-type="float" office:value="-0.212852462152902">
                <text:p>-0.212852462152902</text:p>
              </table:table-cell>
              <table:table-cell office:value-type="float" office:value="0.209439748672302">
                <text:p>0.209439748672302</text:p>
              </table:table-cell>
              <table:table-cell office:value-type="float" office:value="-0.00987686837428115">
                <text:p>-0.00987686837428115</text:p>
              </table:table-cell>
              <table:table-cell office:value-type="float" office:value="0.0106168383055549">
                <text:p>0.0106168383055549</text:p>
              </table:table-cell>
              <table:table-cell office:value-type="float" office:value="0.138381702863732">
                <text:p>0.138381702863732</text:p>
              </table:table-cell>
              <table:table-cell office:value-type="float" office:value="2.9616408518877">
                <text:p>2.9616408518877</text:p>
              </table:table-cell>
              <table:table-cell office:value-type="float" office:value="0.100368016058872">
                <text:p>0.100368016058872</text:p>
              </table:table-cell>
              <table:table-cell office:value-type="float" office:value="-0.983029801324498">
                <text:p>-0.983029801324498</text:p>
              </table:table-cell>
              <table:table-cell office:value-type="float" office:value="-0.0559559514749841">
                <text:p>-0.0559559514749841</text:p>
              </table:table-cell>
              <table:table-cell office:value-type="float" office:value="0.95000130137165">
                <text:p>0.95000130137165</text:p>
              </table:table-cell>
              <table:table-cell office:value-type="float" office:value="-0.124090159835522">
                <text:p>-0.124090159835522</text:p>
              </table:table-cell>
              <table:table-cell office:value-type="float" office:value="1.02820576540754">
                <text:p>1.02820576540754</text:p>
              </table:table-cell>
              <table:table-cell office:value-type="float" office:value="-0.578575520336067">
                <text:p>-0.578575520336067</text:p>
              </table:table-cell>
              <table:table-cell office:value-type="float" office:value="-0.176302510790927">
                <text:p>-0.176302510790927</text:p>
              </table:table-cell>
              <table:table-cell office:value-type="float" office:value="-0.0132149275821947">
                <text:p>-0.0132149275821947</text:p>
              </table:table-cell>
              <table:table-cell office:value-type="float" office:value="-0.100093268727663">
                <text:p>-0.100093268727663</text:p>
              </table:table-cell>
              <table:table-cell office:value-type="float" office:value="-0.485054414733832">
                <text:p>-0.485054414733832</text:p>
              </table:table-cell>
              <table:table-cell office:value-type="float" office:value="NaN">
                <text:p>NaN</text:p>
              </table:table-cell>
              <table:table-cell office:value-type="float" office:value="0.230372540134638">
                <text:p>0.230372540134638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1.87487203486501">
                <text:p>1.87487203486501</text:p>
              </table:table-cell>
              <table:table-cell office:value-type="float" office:value="-0.210460861454576">
                <text:p>-0.210460861454576</text:p>
              </table:table-cell>
              <table:table-cell office:value-type="float" office:value="0.194479766624267">
                <text:p>0.194479766624267</text:p>
              </table:table-cell>
              <table:table-cell office:value-type="float" office:value="0.00658457891618003">
                <text:p>0.00658457891618003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776475110513164">
                <text:p>0.776475110513164</text:p>
              </table:table-cell>
              <table:table-cell office:value-type="float" office:value="3.45474346563408">
                <text:p>3.45474346563408</text:p>
              </table:table-cell>
              <table:table-cell office:value-type="float" office:value="0.133824021411844">
                <text:p>0.133824021411844</text:p>
              </table:table-cell>
              <table:table-cell office:value-type="float" office:value="-0.990790562913912">
                <text:p>-0.990790562913912</text:p>
              </table:table-cell>
              <table:table-cell office:value-type="float" office:value="-0.0559559514749841">
                <text:p>-0.0559559514749841</text:p>
              </table:table-cell>
              <table:table-cell office:value-type="float" office:value="0.931782098331646">
                <text:p>0.931782098331646</text:p>
              </table:table-cell>
              <table:table-cell office:value-type="float" office:value="-0.0537106661974596">
                <text:p>-0.0537106661974596</text:p>
              </table:table-cell>
              <table:table-cell office:value-type="float" office:value="1.02820576540754">
                <text:p>1.02820576540754</text:p>
              </table:table-cell>
              <table:table-cell office:value-type="float" office:value="-0.584303990834445">
                <text:p>-0.584303990834445</text:p>
              </table:table-cell>
              <table:table-cell office:value-type="float" office:value="-0.173262812329011">
                <text:p>-0.173262812329011</text:p>
              </table:table-cell>
              <table:table-cell office:value-type="float" office:value="-0.0951474785918283">
                <text:p>-0.0951474785918283</text:p>
              </table:table-cell>
              <table:table-cell office:value-type="float" office:value="-0.100093268727663">
                <text:p>-0.100093268727663</text:p>
              </table:table-cell>
              <table:table-cell office:value-type="float" office:value="-0.224060668734927">
                <text:p>-0.224060668734927</text:p>
              </table:table-cell>
              <table:table-cell office:value-type="float" office:value="NaN">
                <text:p>NaN</text:p>
              </table:table-cell>
              <table:table-cell office:value-type="float" office:value="0.335816358056562">
                <text:p>0.335816358056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